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complex="Arial"/>
    </style:style>
    <style:style style:name="P3" style:family="paragraph" style:parent-style-name="Standard">
      <style:paragraph-properties fo:text-align="end" style:justify-single-word="false"/>
      <style:text-properties style:font-name-complex="Arial"/>
    </style:style>
    <style:style style:name="P4" style:family="paragraph" style:parent-style-name="Standard">
      <style:paragraph-properties fo:text-align="end" style:justify-single-word="false" style:writing-mode="rl-tb"/>
    </style:style>
    <style:style style:name="P5" style:family="paragraph" style:parent-style-name="Standard">
      <style:paragraph-properties fo:margin-top="0in" fo:margin-bottom="0.1043in" loext:contextual-spacing="false" fo:line-height="100%" fo:text-align="end" style:justify-single-word="false" style:writing-mode="rl-tb"/>
    </style:style>
    <style:style style:name="P6" style:family="paragraph" style:parent-style-name="Standard">
      <style:paragraph-properties fo:margin-top="0in" fo:margin-bottom="0.1043in" loext:contextual-spacing="false" fo:line-height="100%" fo:text-align="end" style:justify-single-word="false" style:writing-mode="rl-tb"/>
      <style:text-properties fo:color="#000000" style:font-name="Tahoma" fo:font-size="9pt" style:font-name-asian="Times New Roman1" style:font-size-asian="9pt" style:language-asian="en" style:country-asian="GB" style:font-name-complex="Tahoma1" style:font-size-complex="9pt"/>
    </style:style>
    <style:style style:name="P7" style:family="paragraph" style:parent-style-name="Standard">
      <loext:graphic-properties draw:fill="solid" draw:fill-color="#f5f5f5"/>
      <style:paragraph-properties fo:margin-top="0in" fo:margin-bottom="0in" loext:contextual-spacing="false" style:line-height-at-least="0.1693in" fo:text-align="end" style:justify-single-word="false" fo:background-color="#f5f5f5" fo:padding="0.028in" fo:border="0.74pt solid #888888"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loext:graphic-properties draw:fill="solid" draw:fill-color="#f5f5f5"/>
      <style:paragraph-properties fo:margin-top="0in" fo:margin-bottom="0in" loext:contextual-spacing="false" style:line-height-at-least="0.1693in" fo:text-align="end" style:justify-single-word="false" fo:background-color="#f5f5f5" fo:padding="0.028in" fo:border="0.74pt solid #888888"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0pt" style:font-name-asian="Times New Roman1" style:font-size-asian="10pt" style:language-asian="en" style:country-asian="GB" style:font-name-complex="Courier New1" style:font-size-complex="10pt"/>
    </style:style>
    <style:style style:name="P9" style:family="paragraph" style:parent-style-name="Standard">
      <style:paragraph-properties fo:margin-top="0in" fo:margin-bottom="0in" loext:contextual-spacing="false" fo:line-height="100%" fo:text-align="end" style:justify-single-word="false" style:writing-mode="rl-tb"/>
    </style:style>
    <style:style style:name="P10" style:family="paragraph" style:parent-style-name="Standard" style:master-page-name="Standard">
      <style:paragraph-properties fo:text-align="end" style:justify-single-word="false" style:page-number="auto"/>
    </style:style>
    <style:style style:name="T1" style:family="text">
      <style:text-properties style:font-name-complex="Arial"/>
    </style:style>
    <style:style style:name="T2" style:family="text">
      <style:text-properties style:font-name-complex="Arial" style:language-complex="fa" style:country-complex="IR"/>
    </style:style>
    <style:style style:name="T3" style:family="text">
      <style:text-properties style:language-complex="fa" style:country-complex="IR"/>
    </style:style>
    <style:style style:name="T4" style:family="text">
      <style:text-properties fo:color="#000000" style:font-name="Tahoma" fo:font-size="9pt" fo:font-weight="bold" style:font-name-asian="Times New Roman1" style:font-size-asian="9pt" style:language-asian="en" style:country-asian="GB" style:font-weight-asian="bold" style:font-name-complex="Tahoma1" style:font-size-complex="9pt" style:font-weight-complex="bold"/>
    </style:style>
    <style:style style:name="T5" style:family="text">
      <style:text-properties fo:color="#000000" style:font-name="Tahoma" fo:font-size="9pt" style:font-name-asian="Times New Roman1" style:font-size-asian="9pt" style:language-asian="en" style:country-asian="GB" style:font-name-complex="Tahoma1" style:font-size-complex="9pt"/>
    </style:style>
    <style:style style:name="T6" style:family="text">
      <style:text-properties fo:color="#000000" style:font-name="Consolas" fo:font-size="10pt" style:font-name-asian="Times New Roman1" style:font-size-asian="10pt" style:language-asian="en" style:country-asian="GB" style:font-name-complex="Courier New1" style:font-size-complex="10pt"/>
    </style:style>
    <style:style style:name="T7" style:family="text">
      <style:text-properties fo:color="#000000" style:text-position="super 58%" style:font-name="Tahoma" fo:font-size="7pt" style:font-name-asian="Times New Roman1" style:font-size-asian="7pt" style:language-asian="en" style:country-asian="GB" style:font-name-complex="Tahoma1" style:font-size-complex="7pt"/>
    </style:style>
    <style:style style:name="T8" style:family="text">
      <style:text-properties fo:color="#880000" style:font-name="Consolas" fo:font-size="10pt" style:font-name-asian="Times New Roman1" style:font-size-asian="10pt" style:language-asian="en" style:country-asian="GB" style:font-name-complex="Courier New1" style:font-size-complex="10pt"/>
    </style:style>
    <style:style style:name="T9" style:family="text">
      <style:text-properties fo:color="#008800" style:font-name="Consolas" fo:font-size="10pt" style:font-name-asian="Times New Roman1" style:font-size-asian="10pt" style:language-asian="en" style:country-asian="GB" style:font-name-complex="Courier New1" style:font-size-complex="10pt"/>
    </style:style>
    <style:style style:name="T10" style:family="text">
      <style:text-properties fo:color="#000088" style:font-name="Consolas" fo:font-size="10pt" style:font-name-asian="Times New Roman1" style:font-size-asian="10pt" style:language-asian="en" style:country-asian="GB" style:font-name-complex="Courier New1" style:font-size-complex="10pt"/>
    </style:style>
    <style:style style:name="T11" style:family="text">
      <style:text-properties fo:color="#666600" style:font-name="Consolas" fo:font-size="10pt" style:font-name-asian="Times New Roman1" style:font-size-asian="10pt" style:language-asian="en" style:country-asian="GB" style:font-name-complex="Courier New1" style:font-size-complex="10pt"/>
    </style:style>
    <style:style style:name="T12" style:family="text">
      <style:text-properties fo:color="#006666" style:font-name="Consolas" fo:font-size="10pt" style:font-name-asian="Times New Roman1" style:font-size-asian="10pt" style:language-asian="en" style:country-asian="GB" style:font-name-complex="Courier New1" style:font-size-complex="10pt"/>
    </style:style>
    <style:style style:name="T13" style:family="text">
      <style:text-properties fo:color="#333333" style:font-name="Consolas" fo:font-size="10pt" style:font-name-asian="Times New Roman1" style:font-size-asian="10pt" style:language-asian="en" style:country-asian="GB" style:font-name-complex="Courier New1" style:font-size-complex="10pt"/>
    </style:style>
    <style:style style:name="T14" style:family="text">
      <style:text-properties style:font-name="Times New Roman" fo:font-size="12pt" style:font-name-asian="Times New Roman1" style:font-size-asian="12pt" style:language-asian="en" style:country-asian="GB"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در علوم رایانه و ریاضیات، برنامه‌ریزی پویا یا داینامیک روشی کارآمد برای حل مسائل جستجو و بهینه‌سازی با استفاده از دو ویژگی زیرمسئله‌های هم‌پوشان و زیرساخت‌های بهینه است. بر خلاف برنامه‌ریزی خطی، چارچوب استانداردی برای فرموله کردن مسائل برنامه‌ریزی پویا وجود ندارد. در واقع، آنچه برنامه‌ریزی پویا انجام می‌دهد ارائه روش برخورد کلی جهت حل این نوع مسائل است. در هر مورد، باید معادلات و روابط ریاضی مخصوصی که با شرایط آن مسئله تطبیق دارد نوشته شود</text:span>.[<text:span text:style-name="T2">۱</text:span>]</text:p>
      <text:p text:style-name="P1"><text:span text:style-name="T1">اصل بهینگی</text:span></text:p>
      <text:p text:style-name="P1"><text:span text:style-name="T1">اگر بنا باشد پرانتزبندی کل عبارت بهینه شود، پرانتزبندی زیرمسئله‌ها هم باید بهینه باشند. یعنی بهینه بودن مسئله، بهینه بودن زیرمسئله‌ها را ایجاب می‌کند. پس می‌توان از روش برنامه‌نویسی پویا استفاده کرد</text:span>.</text:p>
      <text:p text:style-name="P1"/>
      <text:p text:style-name="P1"><text:span text:style-name="T1">حل بهینه، سومین مرحله از بسط یک الگوریتم برنامه‌نویسی پویا برای مسائل بهینه‌سازی است. مراحل بسط چنین الگوریتمی به شرح زیر است</text:span>:</text:p>
      <text:p text:style-name="P1"/>
      <text:p text:style-name="P1"><text:span text:style-name="T1">ارائه یک ویژگی بازگشتی که حل بهینهٔ نمونه‌ای از مسئله را به دست می‌دهد</text:span>.</text:p>
      <text:p text:style-name="P1"><text:span text:style-name="T1">محاسبه مقدار حل بهینه به شیوهٔ جزء به کل</text:span>.</text:p>
      <text:p text:style-name="P1"><text:span text:style-name="T1">بنا کردن یک حل نمونه به شیوهٔ جزء به کل</text:span>.</text:p>
      <text:p text:style-name="P1"><text:span text:style-name="T1">تمام مسائل بهینه‌سازی را نمی‌توان با برنامه‌نویسی پویا حل کرد چرا که باید اصل بهینگی در مسئله صدق کند</text:span>.</text:p>
      <text:p text:style-name="P1"/>
      <text:p text:style-name="P1"><text:span text:style-name="T1">اصل بهینگی در یک مسئله صدق می‌کند اگر یک حل بهینه برای نمونه ای از مسئله، همواره حاوی حل بهینه برای همهٔ زیر نمونه‌ها باشد</text:span>.</text:p>
      <text:p text:style-name="P1"/>
      <text:p text:style-name="P1"><text:span text:style-name="T1">در روش برنامه‌نویسی پویا اغلب از یک آرایه برای ذخیره نتایج جهت استفاده مجدد استفاده شده، و زیرمسائل به صورت جزء به کل حل می‌شوند. در مورد این مسئله، ابتدا زیرمسائلی که تنها از دو ماتریس تشکیل شده‌اند محاسبه می‌شوند. سپس زیرمسائلی که از سه ماتریس تشکیل شده‌اند محاسبه می‌شوند. این دسته از زیرمسائل به زیرمسائلی متشکل از دو ماتریس تجزیه می‌شوند که قبلاً محاسبات آن‌ها صورت گرفته، و نتایج آن‌ها در آرایه ذخیره شده‌اند. در نتیجه نیاز به محاسبه مجدد آن‌ها نیست. به همین ترتیب در مرحله بعد زیرمسائل با چهار ماتریس محاسبه می‌شوند، و الی آخر</text:span>.</text:p>
      <text:p text:style-name="P1"/>
      <text:p text:style-name="P1"><text:span text:style-name="T1">درختهای جستجوی دودویی بهینه</text:span></text:p>
      <text:p text:style-name="P1"/>
      <text:p text:style-name="P1"><text:span text:style-name="T1">درخت جستجوی دودویی یک درخت دودویی از عناصر است که معمولاً کلید نامیده می‌شوند به قسمی که</text:span>:</text:p>
      <text:p text:style-name="P1"/>
      <text:p text:style-name="P1"><text:span text:style-name="T1">هر گره حاوی یک کلید است</text:span>.</text:p>
      <text:p text:style-name="P1"><text:span text:style-name="T1">کلیدهای موجود در زیردرخت چپ هر گره، کوچکتر یا مساوی کلید آن گره هستند</text:span>.</text:p>
      <text:p text:style-name="P1"><text:span text:style-name="T1">کلیدهای موجود در زیردرخت راست هر گره، بزرگتر یا مساوی کلید آن گره هستند</text:span></text:p>
      <text:p text:style-name="P1"><text:span text:style-name="T1">برنامه نویسی پویا در علم داده چطور کار می‌کند؟</text:span></text:p>
      <text:p text:style-name="P1"><text:soft-page-break/><text:span text:style-name="T1">فرض می‌شود که قرار است nامین عدد فیبوناچی پیدا شود. سری فیبوناچی یک دنباله از اعداد است که در آن، هر عدد (عدد فیبوناچی) مجموعه دو عدد ماقبل خودش است. آغاز سری فیبوناچی به صورت زیر است:</text:span></text:p>
      <text:p text:style-name="P2"/>
      <text:p text:style-name="P1"><text:span text:style-name="T1">1, 1, 2, 3, 5, 8</text:span></text:p>
      <text:p text:style-name="P3"/>
      <text:p text:style-name="P1"><text:span text:style-name="T1">برنامه محاسبه سری فیبوناچی در ادامه آمده است.</text:span></text:p>
      <text:p text:style-name="P2"/>
      <text:p text:style-name="Standard"><text:span text:style-name="T1">def fib(n):</text:span></text:p>
      <text:p text:style-name="Standard"><text:span text:style-name="T1"><text:s text:c="4"/>if n&lt;=1:</text:span></text:p>
      <text:p text:style-name="Standard"><text:span text:style-name="T1"><text:s text:c="8"/>return 1</text:span></text:p>
      <text:p text:style-name="Standard"><text:span text:style-name="T1"><text:s text:c="4"/>return fib(n-1) + fib(n-2)</text:span></text:p>
      <text:p text:style-name="Standard"><text:span text:style-name="T1">def fib(n):</text:span></text:p>
      <text:p text:style-name="Standard"><text:span text:style-name="T1"><text:s text:c="4"/>if n&lt;=1:</text:span></text:p>
      <text:p text:style-name="Standard"><text:span text:style-name="T1"><text:s text:c="8"/>return 1</text:span></text:p>
      <text:p text:style-name="Standard"><text:span text:style-name="T1"><text:s text:c="4"/>return fib(n-1) + fib(n-2)</text:span></text:p>
      <text:p text:style-name="P1"><text:span text:style-name="T1">کد ارائه شده در بالا برای ارائه اعداد فیبوناچی، به صورت بازگشتی است. اما مشکلی در روش ارائه شده در بالا وجود دارد. اگر فرد تلاش کند که fib(n=7)‎ را محاسبه کند، باید fib(5)‎ را دو بار، fib(4)‎ سه بار و fib(3)‎ را پنج بار اجرا کند. هر چه n بزرگ‌تر می‌شود، فراخوانی‌های زیادتری برای اعداد مشابه انجام می‌شود و تابع بازگشتی آن را بارها و بارها محاسبه می‌شود.</text:span></text:p>
      <text:p text:style-name="P3"/>
      <text:p text:style-name="P1"><text:span text:style-name="T1">برنامه نویسی پویا در علم داده -- راهنمای کاربردی</text:span></text:p>
      <text:p text:style-name="P1"><text:span text:style-name="T1">در حال حاضر، بازگشت یک رویکرد بالا به پایین است. همچون هنگامی که عدد فیبوناچی n محاسبه می‌شود، کار از n آغاز می‌شود و سپس، فراخوانی بازگشتی برای n-2 و n-1 و به همین صورت، انجام می‌شود. در برنامه‌نویسی پویا، یک رویکرد پایین به بالا اتخاذ می‌شود. این راهکاری برای انجام بازگشت‌ها به صورت تکرار شونده است. کار با محاسبه fib(0)‎ و fib(1)‎ آغاز می‌شود و سپس، با استفاده از نتایج قبلی، نتایج جدید تولید می‌شوند.</text:span></text:p>
      <text:p text:style-name="Standard"><text:span text:style-name="T1">def fib_dp(n):</text:span></text:p>
      <text:p text:style-name="Standard"><text:span text:style-name="T1"><text:s text:c="4"/>dp_sols = {0:1,1:1}</text:span></text:p>
      <text:p text:style-name="Standard"><text:span text:style-name="T1"><text:s text:c="4"/>for i in range(2,n+1):</text:span></text:p>
      <text:p text:style-name="Standard"><text:span text:style-name="T1"><text:s text:c="8"/>dp_sols[i] = dp_sols[i-1] + dp_sols[i-2] </text:span></text:p>
      <text:p text:style-name="Standard"><text:span text:style-name="T1"><text:s text:c="4"/>return dp_sols[n]</text:span></text:p>
      <text:p text:style-name="Standard"><text:span text:style-name="T1">def fib_dp(n):</text:span></text:p>
      <text:p text:style-name="Standard"><text:span text:style-name="T1"><text:s text:c="4"/>dp_sols = {0:1,1:1}</text:span></text:p>
      <text:p text:style-name="Standard"><text:span text:style-name="T1"><text:s text:c="4"/>for i in range(2,n+1):</text:span></text:p>
      <text:p text:style-name="Standard"><text:soft-page-break/><text:span text:style-name="T1"><text:s text:c="8"/>dp_sols[i] = dp_sols[i-1] + dp_sols[i-2] </text:span></text:p>
      <text:p text:style-name="P1"><text:span text:style-name="T1"><text:s/></text:span></text:p>
      <text:p text:style-name="P1"><text:span text:style-name="T1"><text:s text:c="3"/>return dp_sols[n]</text:span></text:p>
      <text:p text:style-name="P4"><text:span text:style-name="T1">زیرمسئله‌های هم‌پوشان</text:span></text:p>
      <text:p text:style-name="P4"><text:span text:style-name="T1">زیرمسئله‌های هم‌پوشان به معنای کوچک بودن فضای زیرمسئله‌هاست، به این معنا که هر الگوریتم بازگشتی برای حل این مسئله، باید به جای ایجاد زیرمسئله‌های جدید، زیرمسئله‌های تکراری را بارها حل کند. برای مثال، به فرمول بازگشی دنبالهٔ فیبوناچی دقت کنید</text:span>: Fi = Fi−1 + Fi−2<text:span text:style-name="T1">، با حالات پایهٔ</text:span> F1 = F2 = <text:span text:style-name="T2">۱</text:span>. <text:span text:style-name="T1">آنگاه</text:span> F43 = F42 + F41<text:span text:style-name="T1">، و</text:span> F42 = F41 + F40. <text:span text:style-name="T1">اکنون</text:span> F41 <text:span text:style-name="T1">در زیردرخت‌های هر دوی</text:span> F43 <text:span text:style-name="T1">و</text:span> F42 <text:span text:style-name="T1">محاسبه می‌شود. در صورت اتخاذ چنین رویکرد ساده‌انگارانه‌ای، نهایتاً زیرمسئله‌های یکسانی را بارها حل می‌کنیم، در صورتی که تعداد کل زیرمسئله‌ها در واقعیت کم است (تنها </text:span><text:span text:style-name="T2">۴۳</text:span><text:span text:style-name="T1">تا). برنامه‌نویسی پویا به این حقیقت دقت می‌کند و هر زیرمسئله را تنها یک بار حل می‌کند</text:span>.[<text:span text:style-name="T2">۴</text:span>]</text:p>
      <text:p text:style-name="P4"/>
      <text:p text:style-name="P4"><text:span text:style-name="T1">گفته می‌شود مسئله‌ای دارای زیرمسئله‌های هم‌پوشان است، اگر بتوان مسئله را به زیرمسئله‌های کوچکتری شکست که پاسخ هرکدام چند بار در طول فرایند حل مورد استفاده قرار بگیرد.[</text:span><text:span text:style-name="T2">۵] </text:span><text:span text:style-name="T1">برنامه‌ریزی پویا کمک می‌کند تا هر کدام از این پاسخ‌ها فقط یک بار محاسبه شوند و فرایند حل از بابت دوباره‌کاری هزینه‌ای را متحمل نشود. برای مثال در دنباله فیبوناچی برای محاسبهٔ عدد چهارم دنباله به دانستن عدد سوم نیاز داریم. برای محاسبهٔ عدد پنجم هم باز به عدد سوم نیاز داریم. حال اگر مثلاً در شرایطی بخواهیم عدد ششم دنبالهٔ فیبوناچی را حساب کنیم، در این محاسبه هم مقدار عدد پنجم را می‌خواهیم و هم مقدار عدد چهارم را. اگر تصمیم بگیریم اعداد چهارم و پنجم را به نوبت حساب کنیم در هنگام محاسبهٔ هرکدام به مقدار عدد سوم نیاز پیدا می‌کنیم و باید دوباره آن را محاسبه کنیم. برای جلوگیری از این محاسبات چندباره، الگوریتمهایی که مبتنی بر برنامه‌ریزی پویا هستند، معمولاً یکی از دو راه زیر را استفاده می‌کنند</text:span>.</text:p>
      <text:p text:style-name="P4"/>
      <text:p text:style-name="P4"><text:span text:style-name="T1">رویکرد بالا به پایین: راه درروی مستقیم از صورت‌بندی بازگشتی هر مسئله‌ای است. اگر جواب مسئله‌ای را بتوان به صورت بازگشتی با جواب زیرمسئله‌های آن به دست آورد، و در صورت هم‌پوشانی زیرمسئله‌ها، می‌توان جواب زیرمسئله‌ها را در یک جدول به خاطر سپرد. هر گاه که برای حل یک زیرمسئله اقدام می‌کنیم، ابتدا بررسی می‌کنیم که آیا این زیرمسئله قبلاً حل شده یا نه؛ اگر جواب آن را داشتیم، می‌توانیم آن را مستقیماً استفاده کنیم؛ در غیر این صورت، زیرمسئله را حل می‌کنیم و جواب آن را به جدول اضافه می‌کنیم. در این رویکرد مسئله به زیرمسئله‌هایی شکسته می‌شود و پاسخ هر زیرمسئله پس از محاسبه در جایی ذخیره می‌شود. در مراحل بعدی هر وقت به آن پاسخ نیاز بود پاسخ از روی حافظه خوانده می‌شود. این فرایند ترکیبی از الگوریتم بازگشتی و ذخیره‌سازی در حافظه است</text:span>.</text:p>
      <text:p text:style-name="P4"><text:span text:style-name="T1">رویکرد پایین به بالا: پس از آن که جواب یک مسئله را به صورت بازگشتی با استفاده از زیرمسئله‌های آن صورت‌بندی کردیم، می‌توانیم مسئله را از پایین به بالا نگاه کنیم: ابتدا زیرمسئله‌ها را حل می‌کنیم و سپس جواب آن‌ها را برای به دست آوردن جواب زیرمسئله‌های بزرگ‌تر استفاده می‌کنیم تا نهایتاً به مسئلهٔ اصلی برسیم. این روش نیز معمولاً به کمک یک جدول با تولید مرحله به مرحلهٔ زیرمسئله‌های بزرگ‌تر و بزرگ‌تر به کمک جواب زیرمسئله‌های کوچک‌تر انجام می‌شود؛ برای مثال، اگر مقادیر</text:span> F41 <text:span text:style-name="T1">و</text:span> F40 <text:span text:style-name="T1">را بدانیم، می‌توانیم مستقیماً مقدار</text:span> F42 <text:span text:style-name="T1">را به دست آوریم. در این رویکرد همهٔ زیرمسئله‌های مورد نیاز از کوچک به بزرگ حل می‌شوند و از جواب‌ها «بلافاصله» برای محاسبهٔ بعدی‌ها استفاده می‌شود و فرایند محاسبه تا رسیدن به زیرمسئلهٔ مورد نیاز (که در واقع مسئلهٔ اصلی ماست) ادامه می‌یابد. بدیهی است که در این حالت استفاده از الگوریتم بازگشتی ضروری نیست. مثال زیر این تفاوت‌ها را روشن‌تر می‌کند. برخی از زبان‌های برنامه‌نویسی می‌توانند به‌طور خودکار جواب صدا زدن یک تابع با ورودی‌های مشخص را به خاطر بسپارند تا صدا زدن با نام را سرعت ببخشند (این فرایند با نام صدا زدن با نیاز شناخته‌می‌شود). برخی زبان‌ها به شکل سیار این امکان را در اختیار برنامه‌نویس قرار می‌دهند</text:span> (<text:span text:style-name="T1">مانند</text:span> Scheme ,Common Lisp ,[<text:span text:style-name="T2">۶</text:span>]Perl <text:span text:style-name="T1">و</text:span> D). <text:span text:style-name="T1">برخی زبان‌های نیز به صورت خودکار </text:span><text:soft-page-break/><text:span text:style-name="T1">به‌خاطرسپاری را در خود دارند: مانند</text:span> Prolog <text:span text:style-name="T1">جدول‌دار و</text:span> J<text:span text:style-name="T1">، که به‌خاطرسپاری را با قید</text:span> .M <text:span text:style-name="T1">پشتیبانی می‌کند.[</text:span><text:span text:style-name="T2">۷] </text:span><text:span text:style-name="T1">در هر صورت، این تنها برای یک تابع با شفافیت ارجاعی امکان دارد. به‌خاطرسپاری به عنوان یک الگوی طراحی در دسترس نیز در زبان‌های بازنویسی جملات مانند زبان ولفرام یافت‌می‌شود</text:span>.</text:p>
      <text:p text:style-name="P1"><text:span text:style-name="T1">گراف زیرمسئله‌ها</text:span></text:p>
      <text:p text:style-name="P1"><text:span text:style-name="T1">زمانی که به یک مسئلهٔ برنامه‌نویسی پویا می‌اندیشیم، باید مجموعهٔ زیرمسئله‌های موجود و چگونگی وابستگی آن‌ها را درک کنیم</text:span>.</text:p>
      <text:p text:style-name="P1"/>
      <text:p text:style-name="P1"><text:span text:style-name="T1">گراف زیرمسئله‌ها دقیقاً همین اطلاعات را برای یک مسئله در بر می‌گیرد گراف زیرمسئله‌ها یک گراف جهت‌دار، شامل یک رأس به ازای هر زیرمسئلهٔ متمایز است و در صورتی یک یال جهت‌دار از رأس زیرمسئلهٔ</text:span> x <text:span text:style-name="T1">به رأس زیرمسئلهٔ</text:span> y <text:span text:style-name="T1">دارد که برای تعیین یک جواب بهینه برای زیرمسئلهٔ</text:span> x <text:span text:style-name="T1">مستقیماً نیاز به در نظر گرفتن یک جواب بهینه برای زیرمسئلهٔ</text:span> y <text:span text:style-name="T1">داشته‌باشیم. برای نمونه، گراف زیرمسئله دارای یک یال از</text:span> x <text:span text:style-name="T1">به</text:span> y <text:span text:style-name="T1">است، در صورتی که یک رویهٔ</text:span> (procedure) <text:span text:style-name="T1">بازگشتی بالا به پایین برای حل</text:span> x<text:span text:style-name="T1">، مستقیماً خود را برای حل</text:span> y <text:span text:style-name="T1">صدا بزند. می‌توان گراف زیرمسئله‌ها را یک نسخهٔ کاهش‌یافتهٔ درخت بازگشتی برای روش بازگشتی بالا به پایین در نظر گرفت، به گونه‌ای که همهٔ رئوس مربوط به یک زیرمسئله را یکی کنیم و یال‌ها را از والد به فرزند جهت‌دار کنیم</text:span>.</text:p>
      <text:p text:style-name="P1"/>
      <text:p text:style-name="P1"><text:span text:style-name="T1">روش پایین به بالا برای برنامه‌نویسی پویا رئوس گراف زیرمسئله‌ها را به ترتیبی در نظر می‌گیرد که همهٔ زیرمسئله‌های مجاور یک زیرمسئله، پیش از آن حل شوند. در یک الگوریتم برنامه‌نویسی پویای پایین به بالا، رئوس گراف زیرمسئله‌ها را به صورتی در نظر می‌گیریم که «معکوس مرتب توپولوژیکی» یا «مرتب توپولوژیک وارون» زیرگراف مسئه‌ها است. به زبان دیگر، هیچ زیرمسئله‌ای تا زمانی که همهٔ زیرمسئله‌هایی که به آن‌ها وابسته است حل نشده‌اند، در نظر گرفته‌نمی‌شود. به‌طور مشابه، می‌توانیم رویکرد بالا به پایین (همراه به‌خاطرسپاری) برای برنامه‌نویسی پویا را به شکل جستجوی ژرفانخست گراف زیرمسئله‌ها ببینیم</text:span>.</text:p>
      <text:p text:style-name="P1"/>
      <text:p text:style-name="P1"><text:span text:style-name="T1">اندازهٔ گراف زیرمسئله‌ها می‌تواند ما را در تعیین زمان اجرای الگوریتم برنامه‌نویسی پویا یاری کند. از آنجایی که هر زیرمسئله را فقط یک بار حل می‌کنیم، زمان اجرا برابر است با مجموع تعداد بارهایی که نیاز است هر زیرمسئله را حل کنیم. به‌طور معمول، زمان محاسبهٔ جواب یک زیرمسئله، متناسب با درجهٔ رأس متناظر در گراف، و تعداد زیرمسئله‌ها برابر با تعداد رئوس گراف است</text:span>.[<text:span text:style-name="T2">۸</text:span>]</text:p>
      <text:p text:style-name="P1"/>
      <text:p text:style-name="P1"><text:span text:style-name="T1">مثال</text:span></text:p>
      <text:p text:style-name="P1"><text:span text:style-name="T1">یک پیاده‌سازی ساده از یک تابع برای یافتن عدد فیبوناچی</text:span> n<text:span text:style-name="T1">ام می‌تواند به شکل زیر باشد</text:span>.</text:p>
      <text:p text:style-name="Standard"/>
      <text:p text:style-name="Standard">function fib(n)</text:p>
      <text:p text:style-name="Standard"><text:s text:c="4"/>if n = 0 <text:s text:c="3"/></text:p>
      <text:p text:style-name="Standard"><text:s text:c="8"/>return 0 <text:s text:c="7"/></text:p>
      <text:p text:style-name="Standard"><text:s text:c="4"/>if n = 1 <text:s text:c="3"/></text:p>
      <text:p text:style-name="Standard"><text:s text:c="8"/>return 1 <text:s text:c="7"/></text:p>
      <text:p text:style-name="Standard"><text:s text:c="4"/>return fib(n − 1) + fib(n − 2) <text:s/></text:p>
      <text:p text:style-name="P1"><text:soft-page-break/><text:span text:style-name="T1">برای مثال اگر از چنین تابعی</text:span> (fib(5 <text:span text:style-name="T1">را بخواهیم، تابع‌هایی که صدا می‌شوند به شکل زیر خواهند بود</text:span>.</text:p>
      <text:p text:style-name="Standard"/>
      <text:p text:style-name="Standard">fib(5)</text:p>
      <text:p text:style-name="Standard">fib(4) + fib(3)</text:p>
      <text:p text:style-name="Standard">(fib(3) + fib(2)) + (fib(2) + fib(1))</text:p>
      <text:p text:style-name="Standard">((fib(2) + fib(1)) + (fib(1) + fib(0))) + ((fib(1) + fib(0)) + fib(1))</text:p>
      <text:p text:style-name="Standard">(((fib(1) + fib(0)) + fib(1)) + (fib(1) + fib(0))) + ((fib(1) + fib(0)) + fib(1))</text:p>
      <text:p text:style-name="P1"><text:span text:style-name="T1">مشخص است که چنین فرایندی پر از محاسبات تکراری است. مثلاً عدد فیبوناچی دوم به تنهایی سه بار حساب شده‌است. در محاسبات بزرگ‌تر چنین تکرارهایی برنامه را به شدت کند می‌کنند. این الگوریتم دارای پیچیدگی زمانی نمایی است. حال فرض کنید ما یک آرایه دوتایی</text:span> map <text:span text:style-name="T1">داریم که عدد</text:span> n <text:span text:style-name="T1">را به مقدار عدد فیبوناچی</text:span> n<text:span text:style-name="T1">ام مربوط کرده و ذخیره می‌کند. پیچیدگی زمانی چنین الگوریتمی</text:span> n <text:span text:style-name="T1">خواهد بود. همچنین میزان فضای اشغال‌شده‌اش هم از مرتبه</text:span> n <text:span text:style-name="T1">خواهد بود</text:span>.</text:p>
      <text:p text:style-name="P1"/>
      <text:p text:style-name="Standard">var m := map(0 → 1, 1 → 1)</text:p>
      <text:p text:style-name="Standard">function fib(n)</text:p>
      <text:p text:style-name="Standard"><text:s text:c="4"/>if map m does not contain key n</text:p>
      <text:p text:style-name="Standard"><text:s text:c="8"/>m[n] := fib(n − 1) + fib(n − 2)</text:p>
      <text:p text:style-name="Standard"><text:s text:c="4"/>return m[n]</text:p>
      <text:p text:style-name="P1"><text:span text:style-name="T1">این نمونه‌ای از فرایند بالا به پایین بود. چون ابتدا مسئله را شکستیم و بعد به محاسبه و ذخیرهٔ پاسخ زیرمسئله‌ها پرداختیم</text:span>.</text:p>
      <text:p text:style-name="P1"/>
      <text:p text:style-name="P1"><text:span text:style-name="T1">در فرایند پایین به بالا برای حل چنین مسئله‌ای از عدد فیبوناچی یکم شروع می‌کنیم تا به عدد خواسته‌شده برسیم. </text:span></text:p>
      <text:p text:style-name="Standard">function fib(n)</text:p>
      <text:p text:style-name="Standard"><text:s text:c="5"/>var previousFib := 0, currentFib := 1</text:p>
      <text:p text:style-name="Standard"><text:s text:c="5"/>if n = 0</text:p>
      <text:p text:style-name="Standard"><text:s text:c="9"/>return 0</text:p>
      <text:p text:style-name="Standard"><text:s text:c="5"/>if n = 1</text:p>
      <text:p text:style-name="Standard"><text:s text:c="9"/>return 1</text:p>
      <text:p text:style-name="Standard"><text:s text:c="5"/>repeat n − 1 times</text:p>
      <text:p text:style-name="Standard"><text:s text:c="9"/>var newFib := previousFib + currentFib</text:p>
      <text:p text:style-name="Standard"><text:s text:c="9"/>previousFib := currentFib</text:p>
      <text:p text:style-name="Standard"><text:s text:c="9"/>currentFib := newFib</text:p>
      <text:p text:style-name="P4"><text:s text:c="5"/>return currentFib</text:p>
      <text:p text:style-name="P4"><text:soft-page-break/><text:span text:style-name="T1">برتری این روش به روش قبلی در این است که در این روش حتی به فضای ذخیره از مرتبه</text:span> n<text:span text:style-name="T1">. فضای ذخیره از مرتبه </text:span><text:span text:style-name="T2">۱</text:span><text:span text:style-name="T1"> کفایت می‌کند. علت این که همیشه از رویکرد پایین به بالا استفاده نمی‌کنیم این است که گاهی از قبل نمی‌دانیم باید کدام زیرمسئله‌ها را حل کنیم تا به مرحله اصلی برسیم، یا این که مجبوریم زیرمسئله‌هایی که استفاده نمی‌شوند را هم حل کنیم</text:span>.</text:p>
      <text:p text:style-name="P4"><text:span text:style-name="T1">تفاوت این روش و روش تقسیم و غلبه (تقسیم و حل)</text:span></text:p>
      <text:p text:style-name="P4"><text:span text:style-name="T1">یکی از روش‌های پرکاربرد و مشهور طراحی الگوریتم روش برنامه‌نویسی پویا</text:span> (<text:span text:style-name="T1">یا برنامه‌ریزی پویا</text:span> - Dynamic Programming) <text:span text:style-name="T1">است. این روش همچون روش تقسیم و حل</text:span> (Divide and Conquer) <text:span text:style-name="T1">بر پایه تقسیم مسئله بر زیرمسئله‌ها کار می‌کند. اما تفاوت‌های چشم‌گیری با آن دارد</text:span>.</text:p>
      <text:p text:style-name="P4"/>
      <text:p text:style-name="P4"><text:span text:style-name="T1">زمانی که یک مسئله به دو یا چند زیرمسئله تقسیم می‌شود، دو حالت ممکن است پیش بیاید</text:span>:</text:p>
      <text:p text:style-name="P4"/>
      <text:p text:style-name="P4"><text:span text:style-name="T1">داده‌های زیرمسئله‌ها هیچ اشتراکی با هم نداشته و کاملاً مستقل از هم هستند. نمونه چنین مواردی مرتب‌سازی آرایه‌ها با روش ادغام یا روش سریع است که داده‌ها به دو قسمت تقسیم شده و به صورت مجزا مرتب می‌شوند. در این حالت داده‌های یکی از بخش‌ها هیچ ارتباطی با داده‌های بخش دیگر نداشته و در نتیجهٔ حاصل از آن بخش، اثری ندارند. معمولاً روش تقسیم و حل برای چنین مسائلی کارایی خوبی دارد</text:span>.</text:p>
      <text:p text:style-name="P4"><text:span text:style-name="T1">داده‌های زیرمسئله وابسته به هم بوده یا با هم اشتراک دارند. در این حالت به اصطلاح زیرمسئله‌ها هم‌پوشانی دارند. نمونه بارز چنین مسائلی محاسبه جمله</text:span> n<text:span text:style-name="T1">ام دنباله اعداد فیبوناچی است</text:span>.</text:p>
      <text:p text:style-name="P4"><text:span text:style-name="T1">روش برنامه‌نویسی پویا غالباً برای الگوریتم‌هایی به کار برده می‌شود که در پی حل مسئله‌ای به صورت بهینه می‌باشند</text:span>.</text:p>
      <text:p text:style-name="P4"/>
      <text:p text:style-name="P4"><text:span text:style-name="T1">در روش تقسیم و غلبه ممکن است برخی از زیرمسائلِ کوچکتر، با هم برابر باشند که در این صورت زیرمسائلِ برابر، به‌طور تکراری چندین مرتبه حل می‌شوند که این یکی از معایب روش تقسیم و غلبه است</text:span>.</text:p>
      <text:p text:style-name="P4"/>
      <text:p text:style-name="P4"><text:span text:style-name="T1">ایده‌ای که در فرایِ روش برنامه‌نویسی پویا نهفته‌است، جلوگیری از انجام این محاسبات تکراری است و روشی که معمولاً برای این عمل به کارگرفته می‌شود استفاده از جدولی برای نگهداری نتایج حاصل از حل زیرمسائل است. در این صورت اگر الگوریتم به زیرمسئله‌ای برخورد کرد که پیش از این حل شده است، به جای حل مجدد آن، نتیجه محاسبه قبلی را از جدول برداشته و کار را با زیرمسئله بعدی دنبال می‌کند</text:span>.</text:p>
      <text:p text:style-name="P4"/>
      <text:p text:style-name="P4"><text:span text:style-name="T1">روش برنامه‌نویسی پویا یک روش پایین به بالا است (البته همان‌طور که گفته شد، اگر از قبل بدانیم باید کدام زیرمسئله‌ها را حل کنیم تا به مرحله اصلی برسیم، یا این که مجبور نباشیم زیرمسئله‌هایی که استفاده نمی‌شوند را هم حل کنیم) به این معنی که از حل مسائل کوچکتر به حل مسائل بزرگتر می‌رسیم. در حالیکه از نظر ساختاری، روش تقسیم و غلبه روشی است از بالا به پایین، یعنی به‌طور منطقی (نه عملی) پردازش از مسئله اولیه آغاز شده و به سمت پایین و حل مسائلِ کوچکتر، به پیش می‌رود</text:span>.</text:p>
      <text:p text:style-name="P4"/>
      <text:p text:style-name="P4"><text:span text:style-name="T1">مجموع زیرمجموعه و کوله پشتی: اضافه کردن یک متغیر</text:span></text:p>
      <text:p text:style-name="P4"><text:span text:style-name="T1">ما بیشتر و بیشتر می‌بینیم که مسائل مربوط به برنامه‌ریزی منبع خیلی خوبی از مسایل الگوریتمی را با انگیزهٔ عملی ارائه می‌دهد. تاکنون مشکلاتی را در نظر گرفتیم که در آن درخواست‌ها با فاصلهٔ زمانی </text:span><text:soft-page-break/><text:span text:style-name="T1">مشخص از یک منبع مشخص‌شده و همچنین مشکلاتی که در آن درخواست‌ها دارای مدت و مهلت هستند، اما فواصل خاصی را که در طی آن باید انجام شود تعیین نشده‌است. در این بخش، ما نسخه‌ای از نوع دوم مشکل را با مدت زمان و مهلت در نظر می‌گیریم، که حل مستقیم با استفاده از تکنیک‌هایی که تاکنون دیده‌ایم، دشوار است</text:span>.</text:p>
      <text:p text:style-name="P4"/>
      <text:p text:style-name="P4"><text:span text:style-name="T1">ما برای حل مسئله از برنامه‌نویسی پویا استفاده خواهیم کرد، اما با یک تغییر: مشخص می‌شود مجموعه زیرمسئله‌ها به اندازه کافی نخواهدبود، و بنابراین ما در نهایت به ایجاد یک مجموعه غنی‌تر از زیرمسئله‌ها می‌پردازیم. همان‌طور که خواهیم‌دید، این کار با اضافه کردن یک متغیر جدید به بازگشت در زیربرنامهٔ پویا انجام می‌شود</text:span>.</text:p>
      <text:p text:style-name="P4"/>
      <text:p text:style-name="P4"><text:span text:style-name="T1">سه قدم کلی برای برنامه نویسی داینامیک وجود دارد</text:span>:</text:p>
      <text:p text:style-name="P4"/>
      <text:p text:style-name="P4"><text:span text:style-name="T1">بازگشتی</text:span> (Recursion)</text:p>
      <text:p text:style-name="P4"><text:span text:style-name="T1">ذخیره سازی</text:span>(store)</text:p>
      <text:p text:style-name="P4">Bottom-Up</text:p>
      <text:p text:style-name="P4"><text:span text:style-name="T1">بازگشتی</text:span> (Recursion)</text:p>
      <text:p text:style-name="P4"><text:span text:style-name="T1">بازگشتی از محاسبه معادله ای که قبلا انجام شده جلو گیری میکند</text:span>.</text:p>
      <text:p text:style-name="P4"><text:span text:style-name="T1">به این طریق که وقتی یک معادله انجام می شود در بخش ذخیره سازی یا</text:span> store <text:span text:style-name="T1">، ذخیره می شود و زمانی که صدا زده می شود دیگه نیازی به محاسبه مجدد نیست. به نحوی وقتی برنامه ای بدون استفاده از</text:span> dynamic programming <text:span text:style-name="T1">نوشته می شود هیچ فضایی گرفته نمی شود اما با استفاده از</text:span> dynamic programming <text:span text:style-name="T1">فضایی برای سرعت بخشیدن به برنامه ایجاد می شود که مقادیر</text:span> memoize <text:span text:style-name="T1">می شود</text:span>( <text:span text:style-name="T1">با</text:span> memorize <text:span text:style-name="T1">اشتباه نگیرید</text:span>) <text:span text:style-name="T1">به معنای یادآوری</text:span>.</text:p>
      <text:p text:style-name="P4"/>
      <text:p text:style-name="P4"><text:span text:style-name="T1">زمانی که</text:span> (fib(3 <text:span text:style-name="T1">یک بار برای</text:span> (fib(4 <text:span text:style-name="T1">محاسبه میشود دیگر برای</text:span> (fib(5 <text:span text:style-name="T1">محاسبه نمیشود و</text:span> memoize <text:span text:style-name="T1">می شود</text:span>.</text:p>
      <text:p text:style-name="P4"/>
      <text:p text:style-name="P4"><text:span text:style-name="T1">ذخیره سازی</text:span></text:p>
      <text:p text:style-name="P4"><text:span text:style-name="T1">ذخیره سازی همان فضایی است که برای نگه داشتن معادله های محاسبه شده از آن استفاده می کنیم</text:span>.(<text:span text:style-name="T1">برای</text:span> memoize <text:span text:style-name="T1">کردن</text:span>)</text:p>
      <text:p text:style-name="P4">Bottom-Up</text:p>
      <text:p text:style-name="P4"><text:span text:style-name="T1">یک روش سریع تر از</text:span> store <text:span text:style-name="T1">یا ذخیره سازیست که با استفاده از آرایه ها انجام می شو</text:span><text:bookmark text:name="_GoBack"/><text:span text:style-name="T1">د</text:span>.</text:p>
      <text:p text:style-name="P4"/>
      <text:p text:style-name="P4"><text:span text:style-name="T1">به این صورت که برنامه ها در آرایه ها ذخیره می شوند و زمان نیاز صدا زده می شوند و باعث جلو گیری از بار اضافه در برنامه می شوند به نوعی شبیه به </text:span>store<text:span text:style-name="T1"> است اما با این تفاوت که همه این ها در یک آرایه ذخیره می شود و نیاز به چند آرایه نیست. همچنین تا مقدار بیشتری میتواند پیشروی کند.</text:span></text:p>
      <text:p text:style-name="P5"><text:span text:style-name="T4">1 - Memoization یا بیاد آوری ( از بالا به پایین )</text:span></text:p>
      <text:p text:style-name="P5"><text:span text:style-name="T5">یک پیاده سازی از نوع بیاد آوری برای تابع Fibonacci رو در زیر میبینید. در این کد ما با دو آرایه visited و value از تکرار بدنه تابع fib برای یک N جلوگیری کردیم. این تابع بسیار سریعتر از تابع بازگشتی بالا میباشد و بدنه تابع برای اعداد 0 تا 20 </text:span><text:soft-page-break/><text:span text:style-name="T5">تنها یکبار اجرا میشود. از بالا به پایین یعنی اینکه برای محاسبه جواب مسئله پیچیده ( بالا ) به مرور به جواب مسئله ساده ( پایین ) برسیم.</text:span></text:p>
      <text:p text:style-name="P7"><text:span text:style-name="T8">#include</text:span><text:span text:style-name="T9">&lt;iostream&gt;</text:span></text:p>
      <text:p text:style-name="P7"><text:span text:style-name="T10">using</text:span><text:span text:style-name="T6"> </text:span><text:span text:style-name="T10">namespace</text:span><text:span text:style-name="T6"> std</text:span><text:span text:style-name="T11">;</text:span></text:p>
      <text:p text:style-name="P7"><text:span text:style-name="T8">#define</text:span><text:span text:style-name="T6"> MAXN </text:span><text:span text:style-name="T12">110</text:span></text:p>
      <text:p text:style-name="P7"><text:span text:style-name="T10">bool</text:span><text:span text:style-name="T6"> visited</text:span><text:span text:style-name="T11">[</text:span><text:span text:style-name="T6">MAXN</text:span><text:span text:style-name="T11">]={</text:span><text:span text:style-name="T10">false</text:span><text:span text:style-name="T11">};</text:span></text:p>
      <text:p text:style-name="P7"><text:span text:style-name="T10">int</text:span><text:span text:style-name="T6"> value</text:span><text:span text:style-name="T11">[</text:span><text:span text:style-name="T6">MAXN</text:span><text:span text:style-name="T11">];</text:span></text:p>
      <text:p text:style-name="P7"><text:span text:style-name="T10">int</text:span><text:span text:style-name="T6"> fib</text:span><text:span text:style-name="T11">(</text:span><text:span text:style-name="T10">int</text:span><text:span text:style-name="T6"> n</text:span><text:span text:style-name="T11">){</text:span></text:p>
      <text:p text:style-name="P7"><text:span text:style-name="T6"><text:tab/></text:span><text:span text:style-name="T10">if</text:span><text:span text:style-name="T11">(</text:span><text:span text:style-name="T6">visited</text:span><text:span text:style-name="T11">[</text:span><text:span text:style-name="T6">n</text:span><text:span text:style-name="T11">]==</text:span><text:span text:style-name="T10">true</text:span><text:span text:style-name="T11">)</text:span></text:p>
      <text:p text:style-name="P7"><text:span text:style-name="T6"><text:tab/><text:tab/></text:span><text:span text:style-name="T10">return</text:span><text:span text:style-name="T6"> value</text:span><text:span text:style-name="T11">[</text:span><text:span text:style-name="T6">n</text:span><text:span text:style-name="T11">];</text:span></text:p>
      <text:p text:style-name="P7"><text:span text:style-name="T6"><text:tab/>visited</text:span><text:span text:style-name="T11">[</text:span><text:span text:style-name="T6">n</text:span><text:span text:style-name="T11">]=</text:span><text:span text:style-name="T10">true</text:span><text:span text:style-name="T11">;</text:span></text:p>
      <text:p text:style-name="P7"><text:span text:style-name="T6"><text:tab/></text:span><text:span text:style-name="T10">if</text:span><text:span text:style-name="T11">(</text:span><text:span text:style-name="T6">n</text:span><text:span text:style-name="T11">&lt;=</text:span><text:span text:style-name="T12">1</text:span><text:span text:style-name="T11">)</text:span><text:span text:style-name="T6"> </text:span><text:span text:style-name="T10">return</text:span><text:span text:style-name="T6"> value</text:span><text:span text:style-name="T11">[</text:span><text:span text:style-name="T6">n</text:span><text:span text:style-name="T11">]=</text:span><text:span text:style-name="T12">1</text:span><text:span text:style-name="T11">;</text:span></text:p>
      <text:p text:style-name="P7"><text:span text:style-name="T6"><text:tab/></text:span><text:span text:style-name="T10">return</text:span><text:span text:style-name="T6"> value</text:span><text:span text:style-name="T11">[</text:span><text:span text:style-name="T6">n</text:span><text:span text:style-name="T11">]=</text:span><text:span text:style-name="T6">fib</text:span><text:span text:style-name="T11">(</text:span><text:span text:style-name="T6">n</text:span><text:span text:style-name="T11">-</text:span><text:span text:style-name="T12">1</text:span><text:span text:style-name="T11">)+</text:span><text:span text:style-name="T6">fib</text:span><text:span text:style-name="T11">(</text:span><text:span text:style-name="T6">n</text:span><text:span text:style-name="T11">-</text:span><text:span text:style-name="T12">2</text:span><text:span text:style-name="T11">);</text:span></text:p>
      <text:p text:style-name="P7"><text:span text:style-name="T11">}</text:span></text:p>
      <text:p text:style-name="P8"/>
      <text:p text:style-name="P7"><text:span text:style-name="T10">int</text:span><text:span text:style-name="T6"> main</text:span><text:span text:style-name="T11">(){</text:span></text:p>
      <text:p text:style-name="P7"><text:span text:style-name="T6"><text:tab/>cout</text:span><text:span text:style-name="T11">&lt;&lt;</text:span><text:span text:style-name="T9">"fib(20)="</text:span><text:span text:style-name="T11">&lt;&lt;</text:span><text:span text:style-name="T6">fib</text:span><text:span text:style-name="T11">(</text:span><text:span text:style-name="T12">20</text:span><text:span text:style-name="T11">)&lt;&lt;</text:span><text:span text:style-name="T6">endl</text:span><text:span text:style-name="T11">;</text:span></text:p>
      <text:p text:style-name="P7"><text:span text:style-name="T6"><text:tab/></text:span><text:span text:style-name="T10">return</text:span><text:span text:style-name="T6"> </text:span><text:span text:style-name="T12">0</text:span><text:span text:style-name="T11">;</text:span></text:p>
      <text:p text:style-name="P7"><text:span text:style-name="T11">}</text:span><text:span text:style-name="T6"> </text:span></text:p>
      <text:p text:style-name="P9"><text:span text:style-name="T5"><text:line-break/></text:span></text:p>
      <text:p text:style-name="P5"><text:span text:style-name="T4">2 - Tabulation یا جدول سازی ( از پایین به بالا )</text:span></text:p>
      <text:p text:style-name="P5"><text:span text:style-name="T5">پیاده سازی با جدول یا از پایین به بالا تابع Fibonacci به شکل زیر میباشد. از پایین به بالا یعنی از جواب ساده ترین مسئله که در دسترس هست ( پایین ) به جواب های پیچیده تر ( بالا ) برسیم. این نوع پیاده سازی را میتوان در خطوط کمتر و بدون تابع نویسی هم انجام داد که برای حفظ طرح کلی کد پرهیز شد.</text:span></text:p>
      <text:p text:style-name="P7"><text:span text:style-name="T8">#include</text:span><text:span text:style-name="T9">&lt;iostream&gt;</text:span></text:p>
      <text:p text:style-name="P7"><text:span text:style-name="T10">using</text:span><text:span text:style-name="T6"> </text:span><text:span text:style-name="T10">namespace</text:span><text:span text:style-name="T6"> std</text:span><text:span text:style-name="T11">;</text:span></text:p>
      <text:p text:style-name="P7"><text:span text:style-name="T8">#define</text:span><text:span text:style-name="T6"> MAXN </text:span><text:span text:style-name="T12">110</text:span></text:p>
      <text:p text:style-name="P7"><text:span text:style-name="T10">int</text:span><text:span text:style-name="T6"> value</text:span><text:span text:style-name="T11">[</text:span><text:span text:style-name="T6">MAXN</text:span><text:span text:style-name="T11">]={</text:span><text:span text:style-name="T12">1</text:span><text:span text:style-name="T11">,</text:span><text:span text:style-name="T12">1</text:span><text:span text:style-name="T11">};</text:span></text:p>
      <text:p text:style-name="P7"><text:span text:style-name="T10">void</text:span><text:span text:style-name="T6"> init</text:span><text:span text:style-name="T11">(){</text:span></text:p>
      <text:p text:style-name="P7"><text:span text:style-name="T6"><text:tab/></text:span><text:span text:style-name="T10">for</text:span><text:span text:style-name="T11">(</text:span><text:span text:style-name="T10">int</text:span><text:span text:style-name="T6"> i</text:span><text:span text:style-name="T11">=</text:span><text:span text:style-name="T12">2</text:span><text:span text:style-name="T11">;</text:span><text:span text:style-name="T6">i</text:span><text:span text:style-name="T11">&lt;</text:span><text:span text:style-name="T6">MAXN</text:span><text:span text:style-name="T11">;</text:span><text:span text:style-name="T6">i</text:span><text:span text:style-name="T11">++){</text:span></text:p>
      <text:p text:style-name="P7"><text:span text:style-name="T6"><text:tab/><text:tab/>value</text:span><text:span text:style-name="T11">[</text:span><text:span text:style-name="T6">i</text:span><text:span text:style-name="T11">]=</text:span><text:span text:style-name="T6">value</text:span><text:span text:style-name="T11">[</text:span><text:span text:style-name="T6">i</text:span><text:span text:style-name="T11">-</text:span><text:span text:style-name="T12">1</text:span><text:span text:style-name="T11">]+</text:span><text:span text:style-name="T6">value</text:span><text:span text:style-name="T11">[</text:span><text:span text:style-name="T6">i</text:span><text:span text:style-name="T11">-</text:span><text:span text:style-name="T12">2</text:span><text:span text:style-name="T11">];</text:span></text:p>
      <text:p text:style-name="P7"><text:span text:style-name="T6"><text:tab/></text:span><text:span text:style-name="T11">}</text:span></text:p>
      <text:p text:style-name="P7"><text:span text:style-name="T11">}</text:span></text:p>
      <text:p text:style-name="P7"><text:span text:style-name="T10">int</text:span><text:span text:style-name="T6"> fib</text:span><text:span text:style-name="T11">(</text:span><text:span text:style-name="T10">int</text:span><text:span text:style-name="T6"> n</text:span><text:span text:style-name="T11">){</text:span></text:p>
      <text:p text:style-name="P7"><text:span text:style-name="T6"><text:tab/></text:span><text:span text:style-name="T10">return</text:span><text:span text:style-name="T6"> value</text:span><text:span text:style-name="T11">[</text:span><text:span text:style-name="T6">n</text:span><text:span text:style-name="T11">];</text:span></text:p>
      <text:p text:style-name="P7"><text:span text:style-name="T11">}</text:span></text:p>
      <text:p text:style-name="P8"/>
      <text:p text:style-name="P7"><text:span text:style-name="T10">int</text:span><text:span text:style-name="T6"> main</text:span><text:span text:style-name="T11">(){</text:span></text:p>
      <text:p text:style-name="P7"><text:span text:style-name="T6"><text:tab/>init</text:span><text:span text:style-name="T11">();</text:span></text:p>
      <text:p text:style-name="P7"><text:span text:style-name="T6"><text:tab/>cout</text:span><text:span text:style-name="T11">&lt;&lt;</text:span><text:span text:style-name="T9">"fib(20)="</text:span><text:span text:style-name="T11">&lt;&lt;</text:span><text:span text:style-name="T6">fib</text:span><text:span text:style-name="T11">(</text:span><text:span text:style-name="T12">20</text:span><text:span text:style-name="T11">)&lt;&lt;</text:span><text:span text:style-name="T6">endl</text:span><text:span text:style-name="T11">;</text:span></text:p>
      <text:p text:style-name="P7"><text:span text:style-name="T6"><text:tab/></text:span><text:span text:style-name="T10">return</text:span><text:span text:style-name="T6"> </text:span><text:span text:style-name="T12">0</text:span><text:span text:style-name="T11">;</text:span></text:p>
      <text:p text:style-name="P7"><text:span text:style-name="T11">}</text:span><text:span text:style-name="T6"> </text:span></text:p>
      <text:p text:style-name="P6"/>
      <text:p text:style-name="P5"><text:span text:style-name="T5">در هر دو روش مشاهده می کنید که ما با تکنیک برنامه نویسی پویا مرتبه تابع Fibonacci را از O(2</text:span><text:span text:style-name="T7">n</text:span><text:span text:style-name="T5">) به O(N) کاهش دادیم که در N های بزرگ بسیار تاثیر گزار و قابل مشاهده است.</text:span></text:p>
      <text:p text:style-name="P5"><text:span text:style-name="T5">توجه کنید که مقدار fib(100) از محدوده int بیشتر است و اینجا برای سادگی بیشتر از int استفاده شده است.</text:span></text:p>
      <text:p text:style-name="P6"/>
      <text:p text:style-name="P5"><text:span text:style-name="T4">چه زمانی استفاده از برنامه نویسی پویا بی تاثیر است؟</text:span></text:p>
      <text:p text:style-name="P5"><text:span text:style-name="T5">همانگونه که در تعریف گفته شد برنامه نویسی پویا نوع بهتری برای بازگشتی میباشد. اما زمانی که تابع بازگشتی به گونه ای است که تکرار کم رخ میدهد. و همچنین ما به دفعات نیاز به مقادیر مختلف نداریم تبدیل بازگشتی به پویا باعث کاهش مرتبه نشده و نوعی تلف کردن حافظه محسوب میشود.</text:span></text:p>
      <text:p text:style-name="P4"><text:soft-page-break/><text:span text:style-name="T5"><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com" style:family="text" style:parent-style-name="Default_20_Paragraph_20_Font"/>
    <style:style style:name="str"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lit"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indows User</meta:initial-creator>
    <dc:creator>Windows User</dc:creator>
    <meta:editing-cycles>2</meta:editing-cycles>
    <meta:creation-date>2021-03-04T07:23:00</meta:creation-date>
    <dc:date>2021-03-04T07:23:00</dc:date>
    <meta:editing-duration>PT1M</meta:editing-duration>
    <meta:generator>LibreOffice/6.4.6.2$Linux_X86_64 LibreOffice_project/40$Build-2</meta:generator>
    <meta:document-statistic meta:table-count="0" meta:image-count="0" meta:object-count="0" meta:page-count="9" meta:paragraph-count="153" meta:word-count="3109" meta:character-count="16459" meta:non-whitespace-character-count="132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